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fenced open="(" close=")">
        <mrow>
          <mfrac>
            <mrow>
              <mo stretchy="false">∂</mo>
              <mi>L</mi>
            </mrow>
            <mrow>
              <mo stretchy="false">∂</mo>
              <msub>
                <mrow>
                  <mover accent="true">
                    <mi>q</mi>
                    <mo stretchy="false">˙</mo>
                  </mover>
                </mrow>
                <mi>j</mi>
              </msub>
            </mrow>
          </mfrac>
        </mrow>
      </mfenced>
      <mrow>
        <mi/>
        <mo stretchy="false">−</mo>
        <mi/>
      </mrow>
      <mfrac>
        <mrow>
          <mo stretchy="false">∂</mo>
          <mi>L</mi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n>0</mn>
      <mi/>
      <mi>,</mi>
      <mi/>
      <mi>j</mi>
      <mrow>
        <mi/>
        <mo stretchy="false">=</mo>
        <mi/>
      </mrow>
      <mn>1,2</mn>
      <mi>,</mi>
      <mo stretchy="false">…</mo>
      <mi>,</mi>
      <mi>S</mi>
    </mrow>
    <annotation encoding="StarMath 5.0">alignc "d" over {"d" t} left ( {partial L} over {partial {dot q} _j} right ) `-` {partial L} over {partial q _j} `=` 0 ~ ,~~ j `=` 1,2, dotslow ,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13:49.735000000</meta:creation-date>
    <meta:generator>LibreOffice/4.1.4.2$Windows_x86 LibreOffice_project/0a0440ccc0227ad9829de5f46be37cfb6edcf72</meta:generator>
  </office:meta>
</office:document-meta>
</file>